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raspb_temps" table:style-name="ta1">
        <table:shapes>
          <draw:frame draw:z-index="0" draw:name="Graphique 1" draw:style-name="gr1" svg:width="159.97mm" svg:height="90.04mm" svg:x="72.45mm" svg:y="0mm">
            <loext:p draw:notify-on-update-of-ranges="raspb_temps.A2:raspb_temps.A7 raspb_temps.B2:raspb_temps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 total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" calcext:value-type="float">
            <text:p>9,4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7" calcext:value-type="float">
            <text:p>9,5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5" calcext:value-type="float">
            <text:p>15,4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4" calcext:value-type="float">
            <text:p>19,24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88" calcext:value-type="float">
            <text:p>19,88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i_temps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" calcext:value-type="float">
            <text:p>1,5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,38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,8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2">
        <table:shapes>
          <draw:frame draw:z-index="0" draw:style-name="gr2" draw:text-style-name="P1" svg:width="159.99mm" svg:height="89.99mm" svg:x="45.61mm" svg:y="0mm">
            <loext:p draw:notify-on-update-of-ranges="Feuille3.A1:Feuille3.A5 Feuille3.B1:Feuille3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59.99mm" svg:height="89.99mm" svg:x="46.17mm" svg:y="93.61mm">
            <loext:p draw:notify-on-update-of-ranges="Feuille3.A15:Feuille3.A19 Feuille3.B15:Feuille3.B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ce2"/>
        <table:table-column table:style-name="co3" table:number-columns-repeated="2" table:default-cell-style-name="Default"/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43389" calcext:value-type="float">
            <text:p>0,143389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13748" calcext:value-type="float">
            <text:p>0,213748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41393" calcext:value-type="float">
            <text:p>0,841393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3.361" calcext:value-type="float">
            <text:p>13,361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.8596" calcext:value-type="float">
            <text:p>20,8596</text:p>
          </table:table-cell>
          <table:table-cell table:number-columns-repeated="4"/>
          <table:table-cell table:style-name="ce2" table:number-columns-repeated="2"/>
        </table:table-row>
        <table:table-row table:style-name="ro3" table:number-rows-repeated="9">
          <table:table-cell table:style-name="Default" table:number-columns-repeated="6"/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0264649" calcext:value-type="float">
            <text:p>0,0264649</text:p>
          </table:table-cell>
          <table:table-cell table:number-columns-repeated="6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.0482779" calcext:value-type="float">
            <text:p>0,0482779</text:p>
          </table:table-cell>
          <table:table-cell table:number-columns-repeated="6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.09265" calcext:value-type="float">
            <text:p>1,09265</text:p>
          </table:table-cell>
          <table:table-cell table:number-columns-repeated="6"/>
        </table:table-row>
        <table:table-row table:style-name="ro4">
          <table:table-cell office:value-type="float" office:value="20000" calcext:value-type="float">
            <text:p>20000</text:p>
          </table:table-cell>
          <table:table-cell office:value-type="float" office:value="10.5759" calcext:value-type="float">
            <text:p>10,5759</text:p>
          </table:table-cell>
          <table:table-cell table:number-columns-repeated="6"/>
        </table:table-row>
        <table:table-row table:style-name="ro4">
          <table:table-cell office:value-type="float" office:value="200000" calcext:value-type="float">
            <text:p>200000</text:p>
          </table:table-cell>
          <table:table-cell office:value-type="float" office:value="108.304" calcext:value-type="float">
            <text:p>108,3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initial-creator>Julie</meta:initial-creator>
    <meta:creation-date>2017-03-08T10:05:31Z</meta:creation-date>
    <dc:date>2017-03-20T16:48:10.543000000</dc:date>
    <meta:editing-cycles>3</meta:editing-cycles>
    <meta:editing-duration>PT12M47S</meta:editing-duration>
    <meta:document-statistic meta:table-count="3" meta:cell-count="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7cm" svg:height="9.004cm" xlink:href=".." xlink:type="simple" chart:class="chart:scatter" chart:style-name="ch1">
        <chart:title svg:x="2.326cm" svg:y="0.254cm" chart:style-name="ch2">
          <text:p>Temps d'exécution sur RaspberryPi en fonction du nombre de processus</text:p>
        </chart:title>
        <chart:plot-area chart:style-name="ch3" table:cell-range-address="raspb_temps.A2:raspb_temps.B7" svg:x="0.66cm" svg:y="1.301cm" svg:width="15.018cm" svg:height="7.177cm">
          <chartooo:coordinate-region svg:x="1.281cm" svg:y="1.5cm" svg:width="14.21cm" svg:height="6.331cm"/>
          <chart:axis chart:dimension="x" chart:name="primary-x" chart:style-name="ch4">
            <chart:title svg:x="6.86cm" svg:y="8.411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7">
            <chart:title svg:x="0.169cm" svg:y="2.751cm" chart:style-name="ch8">
              <text:p>Temps total d'exécution</text:p>
            </chart:title>
            <chart:grid chart:style-name="ch6" chart:class="major"/>
          </chart:axis>
          <chart:series chart:style-name="ch9" chart:values-cell-range-address="raspb_temps.B2:raspb_temps.B7" chart:class="chart:scatter">
            <chart:domain table:cell-range-address="raspb_temps.A2:raspb_temps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spb_temps.A2:raspb_temps.A7</svg:desc>
                </draw:g>
              </table:table-cell>
              <table:table-cell office:value-type="float" office:value="18.88">
                <text:p>18.88</text:p>
                <draw:g>
                  <svg:desc>raspb_temps.B2:raspb_temps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88">
                <text:p>1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Temps en fonction de la taille (h*w)</text:p>
        </chart:title>
        <chart:plot-area chart:style-name="ch3" table:cell-range-address="Feuille3.A1:Feuille3.B5" svg:x="1.331cm" svg:y="1.275cm" svg:width="14.349cm" svg:height="6.564cm">
          <chartooo:coordinate-region svg:x="1.952cm" svg:y="1.474cm" svg:width="13.263cm" svg:height="5.718cm"/>
          <chart:axis chart:dimension="x" chart:name="primary-x" chart:style-name="ch4">
            <chart:title svg:x="7.628cm" svg:y="8.019cm" chart:style-name="ch5">
              <text:p>taille (pixel)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Feuille3.B1:Feuille3.B5" chart:class="chart:scatter">
            <chart:domain table:cell-range-address="Feuille3.A1:Feuille3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Feuille3.A1:Feuille3.A5</svg:desc>
                </draw:g>
              </table:table-cell>
              <table:table-cell office:value-type="float" office:value="0.143389">
                <text:p>0.143389</text:p>
                <draw:g>
                  <svg:desc>Feuille3.B1:Feuille3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3748">
                <text:p>0.213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41393">
                <text:p>0.841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.361">
                <text:p>13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8596">
                <text:p>20.8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Temps en fonction de la profondeur</text:p>
        </chart:title>
        <chart:plot-area chart:style-name="ch3" table:cell-range-address="Feuille3.A15:Feuille3.B19" svg:x="1.331cm" svg:y="1.275cm" svg:width="14.349cm" svg:height="6.564cm">
          <chartooo:coordinate-region svg:x="1.952cm" svg:y="1.474cm" svg:width="12.985cm" svg:height="5.718cm"/>
          <chart:axis chart:dimension="x" chart:name="primary-x" chart:style-name="ch4">
            <chart:title svg:x="7.654cm" svg:y="8.019cm" chart:style-name="ch5">
              <text:p>profondeur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Feuille3.B15:Feuille3.B19" chart:class="chart:scatter">
            <chart:domain table:cell-range-address="Feuille3.A15:Feuille3.A1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3.A15:Feuille3.A19</svg:desc>
                </draw:g>
              </table:table-cell>
              <table:table-cell office:value-type="float" office:value="0.0264649">
                <text:p>0.0264649</text:p>
                <draw:g>
                  <svg:desc>Feuille3.B15:Feuille3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82779">
                <text:p>0.0482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.09265">
                <text:p>1.09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0.5759">
                <text:p>10.5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08.304">
                <text:p>108.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